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7.366cm" svg:x="2.397cm" svg:y="10.652cm">
          <text:p text:style-name="P1">Playback <text:s text:c="49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45cm" svg:height="6.35cm" svg:x="2.397cm" svg:y="18.399cm">
          <text:p text:style-name="P1">Teardown <text:s text:c="49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72cm" svg:height="7.62cm" svg:x="2.397cm" svg:y="2.778cm">
          <text:p text:style-name="P1">Setup <text:s text:c="49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239cm" svg:height="0.889cm" svg:x="12.049cm" svg:y="4.556cm">
          <text:p text:style-name="P1">sv_load_dll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7.239cm" svg:height="0.889cm" svg:x="12.049cm" svg:y="6.08cm">
          <text:p text:style-name="P1">sv_init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239cm" svg:height="0.889cm" svg:x="12.049cm" svg:y="7.604cm">
          <text:p text:style-name="P1">set_audio_callback(...)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7.239cm" svg:height="0.889cm" svg:x="12.049cm" svg:y="9.128cm">
          <text:p text:style-name="P1">sv_open_slo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7.239cm" svg:height="0.889cm" svg:x="12.049cm" svg:y="10.906cm">
          <text:p text:style-name="P1">sv_load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7.239cm" svg:height="0.889cm" svg:x="12.049cm" svg:y="12.43cm">
          <text:p text:style-name="P1">sv_set_autostop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7.239cm" svg:height="1.016cm" svg:x="12.049cm" svg:y="13.827cm">
          <text:p text:style-name="P1">sv_play_from_beginn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7.239cm" svg:height="0.889cm" svg:x="12.049cm" svg:y="16.875cm">
          <text:p text:style-name="P1">sv_stop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7.239cm" svg:height="0.889cm" svg:x="12.049cm" svg:y="18.653cm">
          <text:p text:style-name="P1">sv_close_slot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7.239cm" svg:height="1.016cm" svg:x="12.049cm" svg:y="21.828cm">
          <text:p text:style-name="P1">sv_deinit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7.239cm" svg:height="1.016cm" svg:x="12.049cm" svg:y="20.177cm">
          <text:p text:style-name="P1">set_audio_callback(-1)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7.239cm" svg:height="1.016cm" svg:x="12.049cm" svg:y="23.352cm">
          <text:p text:style-name="P1">sv_unload_dll</text:p>
          <draw:enhanced-geometry svg:viewBox="0 0 21600 21600" draw:type="rectangle" draw:enhanced-path="M 0 0 L 21600 0 21600 21600 0 21600 0 0 Z N"/>
        </draw:custom-shape>
        <draw:connector draw:style-name="gr4" draw:text-style-name="P1" xml:id="id3" draw:id="id3" draw:layer="layout" draw:type="line" svg:x1="15.668cm" svg:y1="6.08cm" svg:x2="15.668cm" svg:y2="6.08cm" draw:start-shape="id1" draw:start-glue-point="0" draw:end-shape="id1" draw:end-glue-point="0" svg:d="m15668 6080" svg:viewBox="0 0 1 1">
          <text:p/>
        </draw:connector>
        <draw:connector draw:style-name="gr4" draw:text-style-name="P1" draw:layer="layout" draw:type="line" svg:x1="15.668cm" svg:y1="5.445cm" svg:x2="15.668cm" svg:y2="6.08cm" draw:start-shape="id2" draw:start-glue-point="2" draw:end-shape="id3" draw:end-glue-point="0" svg:d="m15668 5445v635" svg:viewBox="0 0 1 636">
          <text:p/>
        </draw:connector>
        <draw:connector draw:style-name="gr4" draw:text-style-name="P1" draw:layer="layout" draw:type="line" svg:x1="15.668cm" svg:y1="6.969cm" svg:x2="15.668cm" svg:y2="7.604cm" draw:start-shape="id1" draw:start-glue-point="2" draw:end-shape="id4" draw:end-glue-point="0" svg:d="m15668 6969v635" svg:viewBox="0 0 1 636">
          <text:p/>
        </draw:connector>
        <draw:connector draw:style-name="gr4" draw:text-style-name="P1" draw:layer="layout" draw:type="line" svg:x1="15.668cm" svg:y1="8.493cm" svg:x2="15.668cm" svg:y2="9.128cm" draw:start-shape="id4" draw:start-glue-point="2" draw:end-shape="id5" draw:end-glue-point="0" svg:d="m15668 8493v635" svg:viewBox="0 0 1 636">
          <text:p/>
        </draw:connector>
        <draw:connector draw:style-name="gr4" draw:text-style-name="P1" draw:layer="layout" draw:type="line" svg:x1="15.668cm" svg:y1="10.017cm" svg:x2="15.668cm" svg:y2="10.906cm" draw:start-shape="id5" draw:start-glue-point="2" draw:end-shape="id6" draw:end-glue-point="0" svg:d="m15668 10017v889" svg:viewBox="0 0 1 890">
          <text:p/>
        </draw:connector>
        <draw:connector draw:style-name="gr4" draw:text-style-name="P1" draw:layer="layout" draw:type="line" svg:x1="15.668cm" svg:y1="11.795cm" svg:x2="15.668cm" svg:y2="12.43cm" draw:start-shape="id6" draw:start-glue-point="2" draw:end-shape="id7" draw:end-glue-point="0" svg:d="m15668 11795v635" svg:viewBox="0 0 1 636">
          <text:p/>
        </draw:connector>
        <draw:connector draw:style-name="gr4" draw:text-style-name="P1" draw:layer="layout" draw:type="line" svg:x1="15.668cm" svg:y1="13.319cm" svg:x2="15.668cm" svg:y2="13.827cm" draw:start-shape="id7" draw:start-glue-point="2" draw:end-shape="id8" draw:end-glue-point="0" svg:d="m15668 13319v508" svg:viewBox="0 0 1 509">
          <text:p/>
        </draw:connector>
        <draw:connector draw:style-name="gr4" draw:text-style-name="P1" draw:layer="layout" draw:type="line" svg:x1="15.668cm" svg:y1="17.764cm" svg:x2="15.668cm" svg:y2="18.653cm" draw:start-shape="id9" draw:start-glue-point="2" draw:end-shape="id10" draw:end-glue-point="0" svg:d="m15668 17764v889" svg:viewBox="0 0 1 890">
          <text:p/>
        </draw:connector>
        <draw:connector draw:style-name="gr4" draw:text-style-name="P1" draw:layer="layout" draw:type="line" svg:x1="15.668cm" svg:y1="19.542cm" svg:x2="15.668cm" svg:y2="20.177cm" draw:start-shape="id10" draw:start-glue-point="2" draw:end-shape="id11" draw:end-glue-point="0" svg:d="m15668 19542v635" svg:viewBox="0 0 1 636">
          <text:p/>
        </draw:connector>
        <draw:connector draw:style-name="gr4" draw:text-style-name="P1" draw:layer="layout" draw:type="line" svg:x1="15.668cm" svg:y1="21.193cm" svg:x2="15.668cm" svg:y2="21.828cm" draw:start-shape="id11" draw:start-glue-point="2" draw:end-shape="id12" draw:end-glue-point="0" svg:d="m15668 21193v635" svg:viewBox="0 0 1 636">
          <text:p/>
        </draw:connector>
        <draw:connector draw:style-name="gr4" draw:text-style-name="P1" draw:layer="layout" draw:type="line" svg:x1="15.668cm" svg:y1="22.844cm" svg:x2="15.668cm" svg:y2="23.352cm" draw:start-shape="id12" draw:start-glue-point="2" draw:end-shape="id13" draw:end-glue-point="0" svg:d="m15668 22844v508" svg:viewBox="0 0 1 509">
          <text:p/>
        </draw:connector>
        <draw:custom-shape draw:style-name="gr3" draw:text-style-name="P1" xml:id="id15" draw:id="id15" draw:layer="layout" svg:width="7.239cm" svg:height="1.016cm" svg:x="12.049cm" svg:y="15.224cm">
          <text:p text:style-name="P1">Wait till playback finishes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7.239cm" svg:height="0.889cm" svg:x="12.049cm" svg:y="3.159cm">
          <text:p text:style-name="P1">Include header fil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68cm" svg:y1="4.048cm" svg:x2="15.668cm" svg:y2="4.556cm" draw:start-shape="id14" draw:start-glue-point="2" draw:end-shape="id2" draw:end-glue-point="0" svg:d="m15668 4048v508" svg:viewBox="0 0 1 509">
          <text:p/>
        </draw:connector>
        <draw:connector draw:style-name="gr4" draw:text-style-name="P1" draw:layer="layout" draw:type="line" svg:x1="15.668cm" svg:y1="14.843cm" svg:x2="15.668cm" svg:y2="15.224cm" draw:start-shape="id8" draw:start-glue-point="2" draw:end-shape="id15" draw:end-glue-point="0" svg:d="m15668 14843v381" svg:viewBox="0 0 1 382">
          <text:p/>
        </draw:connector>
        <draw:connector draw:style-name="gr4" draw:text-style-name="P1" draw:layer="layout" draw:type="line" svg:x1="15.668cm" svg:y1="16.24cm" svg:x2="15.668cm" svg:y2="16.875cm" draw:start-shape="id15" draw:start-glue-point="2" draw:end-shape="id9" draw:end-glue-point="0" svg:d="m15668 16240v635" svg:viewBox="0 0 1 636">
          <text:p/>
        </draw:connector>
        <draw:custom-shape draw:style-name="gr3" draw:text-style-name="P1" xml:id="id16" draw:id="id16" draw:layer="layout" svg:width="7.239cm" svg:height="0.889cm" svg:x="12.049cm" svg:y="25.384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68cm" svg:y1="24.368cm" svg:x2="15.668cm" svg:y2="25.384cm" draw:start-shape="id13" draw:start-glue-point="2" draw:end-shape="id16" draw:end-glue-point="0" svg:d="m15668 24368v1016" svg:viewBox="0 0 1 1017">
          <text:p/>
        </draw:connector>
        <draw:custom-shape draw:style-name="gr3" draw:text-style-name="P1" xml:id="id17" draw:id="id17" draw:layer="layout" svg:width="7.239cm" svg:height="0.889cm" svg:x="12.049cm" svg:y="1.508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68cm" svg:y1="2.397cm" svg:x2="15.668cm" svg:y2="3.159cm" draw:start-shape="id17" draw:start-glue-point="2" draw:end-shape="id14" draw:end-glue-point="0" svg:d="m15668 2397v762" svg:viewBox="0 0 1 763">
          <text:p/>
        </draw:connector>
        <draw:frame draw:style-name="gr5" draw:layer="layout" svg:width="1.205cm" svg:height="0.962cm" svg:x="2.651cm" svg:y="1.381cm">
          <draw:text-box>
            <text:p>01</text:p>
          </draw:text-box>
        </draw:frame>
        <draw:frame draw:style-name="gr5" draw:layer="layout" svg:width="7.398cm" svg:height="0.962cm" svg:x="4.429cm" svg:y="15.224cm">
          <draw:text-box>
            <text:p>Next tutorial --------------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8T21:26:58</meta:creation-date>
    <dc:date>2013-05-18T21:49:12</dc:date>
    <meta:editing-duration>PT6M32S</meta:editing-duration>
    <meta:editing-cycles>1</meta:editing-cycles>
    <meta:document-statistic meta:object-count="37"/>
    <meta:generator>LibreOffice/4.0.2.2$Linux_x86 LibreOffice_project/400m0$Build-2</meta:generator>
  </office:meta>
</office:document-meta>
</file>